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1.4903in"/>
    </style:style>
    <style:style style:name="Table1.C" style:family="table-column">
      <style:table-column-properties style:column-width="1.2472in"/>
    </style:style>
    <style:style style:name="Table1.D" style:family="table-column">
      <style:table-column-properties style:column-width="2.647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" style:family="paragraph" style:parent-style-name="Preformatted_20_Text">
      <style:paragraph-properties fo:margin-top="0in" fo:margin-bottom="0in" style:contextual-spacing="false" fo:line-height="114%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rsid="0003bd4b" officeooo:paragraph-rsid="0003bd4b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1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T1" style:family="text">
      <style:text-properties fo:font-size="12pt" fo:background-color="transparent" loext:char-shading-value="0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T5" style:family="text">
      <style:text-properties officeooo:rsid="0003bd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iler Construction Project Phase 02</text:h>
      <text:p text:style-name="P9">Language Name: CoreLang</text:p>
      <text:p text:style-name="P13">Github: https://github.com/affanahmer/cc-project-p2.git</text:p>
      <text:p text:style-name="P9">Student Name: <text:span text:style-name="T5">Affan Ahmer </text:span></text:p>
      <text:p text:style-name="P13">Roll No: L1F22BSCS0683</text:p>
      <text:p text:style-name="P9">Date: January 12, 2026</text:p>
      <text:p text:style-name="P8">1. Context Free Grammar (CFG) <text:span text:style-name="T1">2</text:span></text:p>
      <text:p text:style-name="P14"><text:span text:style-name="T2">The following grammar rules describe the syntax of </text:span><text:span text:style-name="T3">CoreLang</text:span><text:span text:style-name="T2">. These rules are implemented in the </text:span><text:span text:style-name="Source_20_Text"><text:span text:style-name="T2">parser.y</text:span></text:span><text:span text:style-name="T2"> file.</text:span></text:p>
      <text:p text:style-name="P9">Non-Terminals: program, stmt_list, stmt, declaration_stmt, assignment_stmt, io_stmt, conditional_stmt, loop_stmt, expression, block.</text:p>
      <text:p text:style-name="P9">Terminals (Keywords/Tokens): BEGIN_MAIN, END_MAIN, ID, NUMBER, FLOAT_NUM, ASSIGN, PLUS, MULT, IF_COND, REPEAT_WHILE, PRINT, etc.</text:p>
      <text:p text:style-name="P8">Plaintext</text:p>
      <text:p text:style-name="P3"><text:span text:style-name="Source_20_Text"><text:span text:style-name="T2">1. <text:s/>program → BEGIN_MAIN stmt_list END_MAIN</text:span></text:span></text:p>
      <text:p text:style-name="P4"/>
      <text:p text:style-name="P4"><text:span text:style-name="Source_20_Text"><text:span text:style-name="T2">2. <text:s/>stmt_list → stmt stmt_list</text:span></text:span></text:p>
      <text:p text:style-name="P4"><text:span text:style-name="Source_20_Text"><text:s text:c="14"/></text:span><text:span text:style-name="Source_20_Text"><text:span text:style-name="T2">| stmt</text:span></text:span></text:p>
      <text:p text:style-name="P4"/>
      <text:p text:style-name="P4"><text:span text:style-name="Source_20_Text"><text:span text:style-name="T2">3. <text:s/>stmt → declaration_stmt</text:span></text:span></text:p>
      <text:p text:style-name="P4"><text:span text:style-name="Source_20_Text"><text:s text:c="11"/></text:span><text:span text:style-name="Source_20_Text"><text:span text:style-name="T2">| assignment_stmt</text:span></text:span></text:p>
      <text:p text:style-name="P4"><text:span text:style-name="Source_20_Text"><text:s text:c="11"/></text:span><text:span text:style-name="Source_20_Text"><text:span text:style-name="T2">| io_stmt</text:span></text:span></text:p>
      <text:p text:style-name="P4"><text:span text:style-name="Source_20_Text"><text:s text:c="11"/></text:span><text:span text:style-name="Source_20_Text"><text:span text:style-name="T2">| conditional_stmt</text:span></text:span></text:p>
      <text:p text:style-name="P4"><text:span text:style-name="Source_20_Text"><text:s text:c="11"/></text:span><text:span text:style-name="Source_20_Text"><text:span text:style-name="T2">| loop_stmt</text:span></text:span></text:p>
      <text:p text:style-name="P4"/>
      <text:p text:style-name="P4"><text:span text:style-name="Source_20_Text"><text:span text:style-name="T2">4. <text:s/>declaration_stmt → type ID SEMICOLON</text:span></text:span></text:p>
      <text:p text:style-name="P4"/>
      <text:p text:style-name="P4"><text:span text:style-name="Source_20_Text"><text:span text:style-name="T2">5. <text:s/>assignment_stmt → ID ASSIGN expression SEMICOLON</text:span></text:span></text:p>
      <text:p text:style-name="P4"/>
      <text:p text:style-name="P4"><text:span text:style-name="Source_20_Text"><text:span text:style-name="T2">6. <text:s/>io_stmt → PRINT LPAREN expression RPAREN SEMICOLON</text:span></text:span></text:p>
      <text:p text:style-name="P4"><text:span text:style-name="Source_20_Text"><text:s text:c="12"/></text:span><text:span text:style-name="Source_20_Text"><text:span text:style-name="T2">| READ LPAREN ID RPAREN SEMICOLON</text:span></text:span></text:p>
      <text:p text:style-name="P4"/>
      <text:p text:style-name="P4"><text:span text:style-name="Source_20_Text"><text:span text:style-name="T2">7. <text:s/>conditional_stmt → IF_COND LPAREN expression RPAREN block</text:span></text:span></text:p>
      <text:p text:style-name="P4"><text:span text:style-name="Source_20_Text"><text:s text:c="21"/></text:span><text:span text:style-name="Source_20_Text"><text:span text:style-name="T2">| IF_COND LPAREN expression RPAREN block ELSE_COND block</text:span></text:span></text:p>
      <text:p text:style-name="P4"/>
      <text:p text:style-name="P4"><text:span text:style-name="Source_20_Text"><text:span text:style-name="T2">8. <text:s/>loop_stmt → REPEAT_WHILE LPAREN expression RPAREN block</text:span></text:span></text:p>
      <text:p text:style-name="P4"/>
      <text:p text:style-name="P4"><text:span text:style-name="Source_20_Text"><text:span text:style-name="T2">9. <text:s/>block → BEGIN_MAIN stmt_list END_MAIN</text:span></text:span></text:p>
      <text:p text:style-name="P4"><text:span text:style-name="Source_20_Text"><text:s text:c="12"/></text:span><text:span text:style-name="Source_20_Text"><text:span text:style-name="T2">| stmt</text:span></text:span></text:p>
      <text:p text:style-name="P4"><text:soft-page-break/></text:p>
      <text:p text:style-name="P4"><text:span text:style-name="Source_20_Text"><text:span text:style-name="T2">10. expression → expression PLUS expression</text:span></text:span></text:p>
      <text:p text:style-name="P4"><text:span text:style-name="Source_20_Text"><text:s text:c="15"/></text:span><text:span text:style-name="Source_20_Text"><text:span text:style-name="T2">| expression MULT expression</text:span></text:span></text:p>
      <text:p text:style-name="P4"><text:span text:style-name="Source_20_Text"><text:s text:c="15"/></text:span><text:span text:style-name="Source_20_Text"><text:span text:style-name="T2">| LPAREN expression RPAREN</text:span></text:span></text:p>
      <text:p text:style-name="P4"><text:span text:style-name="Source_20_Text"><text:s text:c="15"/></text:span><text:span text:style-name="Source_20_Text"><text:span text:style-name="T2">| value</text:span></text:span></text:p>
      <text:p text:style-name="P4"/>
      <text:p text:style-name="P4"><text:span text:style-name="Source_20_Text"><text:span text:style-name="T2">11. value → ID | NUMBER | FLOAT_NUM | TRUE | FALSE</text:span></text:span></text:p>
      <text:p text:style-name="P4"/>
      <text:p text:style-name="P4"><text:span text:style-name="Source_20_Text"><text:span text:style-name="T2">12. type → INTEGER | REAL | TEXT</text:span></text:span></text:p>
      <text:p text:style-name="Horizontal_20_Line"/>
      <text:p text:style-name="P8">2. FIRST and FOLLOW Sets <text:span text:style-name="T1">3</text:span></text:p>
      <text:p text:style-name="P14"><text:span text:style-name="T2">Below are the FIRST and FOLLOW sets for two key non-terminals in the grammar: </text:span><text:span text:style-name="Source_20_Text"><text:span text:style-name="T2">stmt</text:span></text:span><text:span text:style-name="T2"> and </text:span><text:span text:style-name="Source_20_Text"><text:span text:style-name="T2">expression</text:span></text:span><text:span text:style-name="T2">.</text:span></text:p>
      <text:h text:style-name="P2" text:outline-level="3"><text:span text:style-name="T3">1. Non-Terminal: </text:span><text:span text:style-name="Source_20_Text"><text:span text:style-name="T3">stmt</text:span></text:span><text:span text:style-name="T4"> (Statement)</text:span></text:h>
      <text:list text:style-name="L1">
        <text:list-item>
          <text:p text:style-name="P10">FIRST(stmt):</text:p>
          <text:p text:style-name="P10">The set of terminals that can begin a statement.</text:p>
          <text:list>
            <text:list-item>
              <text:p text:style-name="P15"><text:span text:style-name="Source_20_Text"><text:span text:style-name="T2">FIRST(stmt)</text:span></text:span><text:span text:style-name="T2"> = { </text:span><text:span text:style-name="Source_20_Text"><text:span text:style-name="T2">integer</text:span></text:span><text:span text:style-name="T2">, </text:span><text:span text:style-name="Source_20_Text"><text:span text:style-name="T2">real</text:span></text:span><text:span text:style-name="T2">, </text:span><text:span text:style-name="Source_20_Text"><text:span text:style-name="T2">text</text:span></text:span><text:span text:style-name="T2">, </text:span><text:span text:style-name="Source_20_Text"><text:span text:style-name="T2">ID</text:span></text:span><text:span text:style-name="T2">, </text:span><text:span text:style-name="Source_20_Text"><text:span text:style-name="T2">print</text:span></text:span><text:span text:style-name="T2">, </text:span><text:span text:style-name="Source_20_Text"><text:span text:style-name="T2">read</text:span></text:span><text:span text:style-name="T2">, </text:span><text:span text:style-name="Source_20_Text"><text:span text:style-name="T2">if_cond</text:span></text:span><text:span text:style-name="T2">, </text:span><text:span text:style-name="Source_20_Text"><text:span text:style-name="T2">repeat_while</text:span></text:span><text:span text:style-name="T2"> }</text:span></text:p>
            </text:list-item>
          </text:list>
        </text:list-item>
        <text:list-item>
          <text:p text:style-name="P10">FOLLOW(stmt):</text:p>
          <text:p text:style-name="P10">The set of terminals that can appear immediately after a statement.</text:p>
          <text:list>
            <text:list-item>
              <text:p text:style-name="P10">FOLLOW(stmt) = { integer, real, text, ID, print, read, if_cond, repeat_while, end_main, else_cond }</text:p>
              <text:p text:style-name="P10">(Explanation: A statement can be followed by another statement, the end of the program, or an else block.)</text:p>
            </text:list-item>
          </text:list>
        </text:list-item>
      </text:list>
      <text:h text:style-name="P2" text:outline-level="3"><text:span text:style-name="T3">2. Non-Terminal: </text:span><text:span text:style-name="Source_20_Text"><text:span text:style-name="T3">type</text:span></text:span><text:span text:style-name="T4"> (Variable Type)</text:span></text:h>
      <text:list text:style-name="L2">
        <text:list-item>
          <text:p text:style-name="P11">FIRST(type):</text:p>
          <text:p text:style-name="P11">The set of terminals that represent data types.</text:p>
          <text:list>
            <text:list-item>
              <text:p text:style-name="P16"><text:span text:style-name="Source_20_Text"><text:span text:style-name="T2">FIRST(type)</text:span></text:span><text:span text:style-name="T2"> = { </text:span><text:span text:style-name="Source_20_Text"><text:span text:style-name="T2">integer</text:span></text:span><text:span text:style-name="T2">, </text:span><text:span text:style-name="Source_20_Text"><text:span text:style-name="T2">real</text:span></text:span><text:span text:style-name="T2">, </text:span><text:span text:style-name="Source_20_Text"><text:span text:style-name="T2">text</text:span></text:span><text:span text:style-name="T2"> }</text:span></text:p>
            </text:list-item>
          </text:list>
        </text:list-item>
        <text:list-item>
          <text:p text:style-name="P11">FOLLOW(type):</text:p>
          <text:p text:style-name="P11">The set of terminals that can follow a type in a declaration rule (type ID ;).</text:p>
          <text:list>
            <text:list-item>
              <text:p text:style-name="P16"><text:span text:style-name="Source_20_Text"><text:span text:style-name="T2">FOLLOW(type)</text:span></text:span><text:span text:style-name="T2"> = { </text:span><text:span text:style-name="Source_20_Text"><text:span text:style-name="T2">ID</text:span></text:span><text:span text:style-name="T2"> }</text:span></text:p>
            </text:list-item>
          </text:list>
        </text:list-item>
      </text:list>
      <text:p text:style-name="Horizontal_20_Line"/>
      <text:p text:style-name="P8">3. Explanation of Phase 01 Token Usage <text:span text:style-name="T1">4</text:span></text:p>
      <text:p text:style-name="P8"><text:soft-page-break/>Phase 02 relies strictly on the lexical specifications defined in Phase 01. No new token definitions were created; instead, the existing Regex patterns were mapped to Bison token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<text:span text:style-name="Strong_20_Emphasis"><text:span text:style-name="T2">Phase 01 Concept</text:span></text:span></text:p>
            </table:table-cell>
            <table:table-cell table:style-name="Table1.A1" office:value-type="string">
              <text:p text:style-name="P6"><text:span text:style-name="Strong_20_Emphasis"><text:span text:style-name="T2">Phase 01 Regex / Keyword</text:span></text:span></text:p>
            </table:table-cell>
            <table:table-cell table:style-name="Table1.A1" office:value-type="string">
              <text:p text:style-name="P6"><text:span text:style-name="Strong_20_Emphasis"><text:span text:style-name="T2">Phase 02 Bison Token</text:span></text:span></text:p>
            </table:table-cell>
            <table:table-cell table:style-name="Table1.A1" office:value-type="string">
              <text:p text:style-name="P6"><text:span text:style-name="Strong_20_Emphasis"><text:span text:style-name="T2">Usage in Parser</text:span></text:span></text:p>
            </table:table-cell>
          </table:table-row>
        </table:table-header-rows>
        <table:table-row>
          <table:table-cell table:style-name="Table1.A1" office:value-type="string">
            <text:p text:style-name="P7">Program Start</text:p>
          </table:table-cell>
          <table:table-cell table:style-name="Table1.A1" office:value-type="string">
            <text:p text:style-name="P5"><text:span text:style-name="Source_20_Text"><text:span text:style-name="T2">begin_main</text:span></text:span></text:p>
          </table:table-cell>
          <table:table-cell table:style-name="Table1.A1" office:value-type="string">
            <text:p text:style-name="P5"><text:span text:style-name="Source_20_Text"><text:span text:style-name="T2">BEGIN_MAIN</text:span></text:span></text:p>
          </table:table-cell>
          <table:table-cell table:style-name="Table1.A1" office:value-type="string">
            <text:p text:style-name="P5"><text:span text:style-name="T2">Marks the start of the </text:span><text:span text:style-name="Source_20_Text"><text:span text:style-name="T2">program</text:span></text:span><text:span text:style-name="T2"> rule.</text:span></text:p>
          </table:table-cell>
        </table:table-row>
        <table:table-row>
          <table:table-cell table:style-name="Table1.A1" office:value-type="string">
            <text:p text:style-name="P7">Assignment</text:p>
          </table:table-cell>
          <table:table-cell table:style-name="Table1.A1" office:value-type="string">
            <text:p text:style-name="P5"><text:span text:style-name="Source_20_Text"><text:span text:style-name="T2">:=</text:span></text:span></text:p>
          </table:table-cell>
          <table:table-cell table:style-name="Table1.A1" office:value-type="string">
            <text:p text:style-name="P5"><text:span text:style-name="Source_20_Text"><text:span text:style-name="T2">ASSIGN</text:span></text:span></text:p>
          </table:table-cell>
          <table:table-cell table:style-name="Table1.A1" office:value-type="string">
            <text:p text:style-name="P5"><text:span text:style-name="T2">Used in </text:span><text:span text:style-name="Source_20_Text"><text:span text:style-name="T2">assignment_stmt</text:span></text:span><text:span text:style-name="T2"> to distinguish from comparison.</text:span></text:p>
          </table:table-cell>
        </table:table-row>
        <table:table-row>
          <table:table-cell table:style-name="Table1.A1" office:value-type="string">
            <text:p text:style-name="P7">Integer Literal</text:p>
          </table:table-cell>
          <table:table-cell table:style-name="Table1.A1" office:value-type="string">
            <text:p text:style-name="P5"><text:span text:style-name="Source_20_Text"><text:span text:style-name="T2">[0-9]+</text:span></text:span></text:p>
          </table:table-cell>
          <table:table-cell table:style-name="Table1.A1" office:value-type="string">
            <text:p text:style-name="P5"><text:span text:style-name="Source_20_Text"><text:span text:style-name="T2">NUMBER</text:span></text:span></text:p>
          </table:table-cell>
          <table:table-cell table:style-name="Table1.A1" office:value-type="string">
            <text:p text:style-name="P5"><text:span text:style-name="T2">Used in </text:span><text:span text:style-name="Source_20_Text"><text:span text:style-name="T2">expression</text:span></text:span><text:span text:style-name="T2"> calculations.</text:span></text:p>
          </table:table-cell>
        </table:table-row>
        <table:table-row>
          <table:table-cell table:style-name="Table1.A1" office:value-type="string">
            <text:p text:style-name="P7">Identifier</text:p>
          </table:table-cell>
          <table:table-cell table:style-name="Table1.A1" office:value-type="string">
            <text:p text:style-name="P5"><text:span text:style-name="Source_20_Text"><text:span text:style-name="T2">[a-zA-Z_]...</text:span></text:span></text:p>
          </table:table-cell>
          <table:table-cell table:style-name="Table1.A1" office:value-type="string">
            <text:p text:style-name="P5"><text:span text:style-name="Source_20_Text"><text:span text:style-name="T2">ID</text:span></text:span></text:p>
          </table:table-cell>
          <table:table-cell table:style-name="Table1.A1" office:value-type="string">
            <text:p text:style-name="P5"><text:span text:style-name="T2">Used in </text:span><text:span text:style-name="Source_20_Text"><text:span text:style-name="T2">declaration</text:span></text:span><text:span text:style-name="T2"> and </text:span><text:span text:style-name="Source_20_Text"><text:span text:style-name="T2">assignment</text:span></text:span><text:span text:style-name="T2"> rules.</text:span></text:p>
          </table:table-cell>
        </table:table-row>
        <table:table-row>
          <table:table-cell table:style-name="Table1.A1" office:value-type="string">
            <text:p text:style-name="P7">Conditionals</text:p>
          </table:table-cell>
          <table:table-cell table:style-name="Table1.A1" office:value-type="string">
            <text:p text:style-name="P5"><text:span text:style-name="Source_20_Text"><text:span text:style-name="T2">if_cond</text:span></text:span></text:p>
          </table:table-cell>
          <table:table-cell table:style-name="Table1.A1" office:value-type="string">
            <text:p text:style-name="P5"><text:span text:style-name="Source_20_Text"><text:span text:style-name="T2">IF_COND</text:span></text:span></text:p>
          </table:table-cell>
          <table:table-cell table:style-name="Table1.A1" office:value-type="string">
            <text:p text:style-name="P5"><text:span text:style-name="T2">Starts the </text:span><text:span text:style-name="Source_20_Text"><text:span text:style-name="T2">conditional_stmt</text:span></text:span><text:span text:style-name="T2"> rule.</text:span></text:p>
          </table:table-cell>
        </table:table-row>
        <table:table-row>
          <table:table-cell table:style-name="Table1.A1" office:value-type="string">
            <text:p text:style-name="P7">Loops</text:p>
          </table:table-cell>
          <table:table-cell table:style-name="Table1.A1" office:value-type="string">
            <text:p text:style-name="P5"><text:span text:style-name="Source_20_Text"><text:span text:style-name="T2">repeat_while</text:span></text:span></text:p>
          </table:table-cell>
          <table:table-cell table:style-name="Table1.A1" office:value-type="string">
            <text:p text:style-name="P5"><text:span text:style-name="Source_20_Text"><text:span text:style-name="T2">REPEAT_WHILE</text:span></text:span></text:p>
          </table:table-cell>
          <table:table-cell table:style-name="Table1.A1" office:value-type="string">
            <text:p text:style-name="P5"><text:span text:style-name="T2">Starts the </text:span><text:span text:style-name="Source_20_Text"><text:span text:style-name="T2">loop_stmt</text:span></text:span><text:span text:style-name="T2"> rule.</text:span></text:p>
          </table:table-cell>
        </table:table-row>
      </table:table>
      <text:p text:style-name="P9">Integration Strategy:</text:p>
      <text:p text:style-name="P9">The scanner.l file includes parser.tab.h. When the scanner matches a regex (e.g., sees :=), it returns the token ASSIGN. The Parser (parser.y) consumes this token to validate that an assignment statement follows the correct structure ID ASSIGN expression SEMICOLON.</text:p>
      <text:p text:style-name="Horizontal_20_Line"/>
      <text:p text:style-name="P8">4. Parse Tree <text:span text:style-name="T1">5</text:span></text:p>
      <text:p text:style-name="P12">Input Program:</text:p>
      <text:p text:style-name="P8">Plaintext</text:p>
      <text:p text:style-name="P3"><text:span text:style-name="Source_20_Text"><text:span text:style-name="T2">begin_main</text:span></text:span></text:p>
      <text:p text:style-name="P4"><text:span text:style-name="Source_20_Text"><text:s text:c="4"/></text:span><text:span text:style-name="Source_20_Text"><text:span text:style-name="T2">integer x;</text:span></text:span></text:p>
      <text:p text:style-name="P4"><text:span text:style-name="Source_20_Text"><text:s text:c="4"/></text:span><text:span text:style-name="Source_20_Text"><text:span text:style-name="T2">x := 10;</text:span></text:span></text:p>
      <text:p text:style-name="P4"><text:span text:style-name="Source_20_Text"><text:span text:style-name="T2">end_main</text:span></text:span></text:p>
      <text:p text:style-name="P12">Parse Tree Visualization:</text:p>
      <text:p text:style-name="P8">Plaintext</text:p>
      <text:p text:style-name="P3"><text:span text:style-name="Source_20_Text"><text:s text:c="7"/></text:span><text:span text:style-name="Source_20_Text"><text:span text:style-name="T2">program</text:span></text:span></text:p>
      <text:p text:style-name="P4"><text:span text:style-name="Source_20_Text"><text:s text:c="6"/></text:span><text:span text:style-name="Source_20_Text"><text:span text:style-name="T2">/ <text:s text:c="3"/>| <text:s text:c="3"/>\</text:span></text:span></text:p>
      <text:p text:style-name="P4"><text:span text:style-name="Source_20_Text"><text:s text:c="5"/></text:span><text:span text:style-name="Source_20_Text"><text:span text:style-name="T2">/ <text:s text:c="4"/>| <text:s text:c="4"/>\</text:span></text:span></text:p>
      <text:p text:style-name="P4"><text:span text:style-name="Source_20_Text"><text:span text:style-name="T2">BEGIN_MAIN | <text:s text:c="3"/>END_MAIN</text:span></text:span></text:p>
      <text:p text:style-name="P4"><text:span text:style-name="Source_20_Text"><text:s text:c="11"/></text:span><text:span text:style-name="Source_20_Text"><text:span text:style-name="T2">|</text:span></text:span></text:p>
      <text:p text:style-name="P4"><text:soft-page-break/><text:span text:style-name="Source_20_Text"><text:s text:c="7"/></text:span><text:span text:style-name="Source_20_Text"><text:span text:style-name="T2">stmt_list</text:span></text:span></text:p>
      <text:p text:style-name="P4"><text:span text:style-name="Source_20_Text"><text:s text:c="6"/></text:span><text:span text:style-name="Source_20_Text"><text:span text:style-name="T2">/ <text:s text:c="7"/>\</text:span></text:span></text:p>
      <text:p text:style-name="P4"><text:span text:style-name="Source_20_Text"><text:s text:c="5"/></text:span><text:span text:style-name="Source_20_Text"><text:span text:style-name="T2">/ <text:s text:c="9"/>\</text:span></text:span></text:p>
      <text:p text:style-name="P4"><text:span text:style-name="Source_20_Text"><text:s text:c="3"/></text:span><text:span text:style-name="Source_20_Text"><text:span text:style-name="T2">stmt <text:s text:c="6"/>stmt_list</text:span></text:span></text:p>
      <text:p text:style-name="P4"><text:span text:style-name="Source_20_Text"><text:s text:c="4"/></text:span><text:span text:style-name="Source_20_Text"><text:span text:style-name="T2">| <text:s text:c="12"/>|</text:span></text:span></text:p>
      <text:p text:style-name="P4"><text:span text:style-name="Source_20_Text"><text:span text:style-name="T2">declaration <text:s text:c="4"/>stmt</text:span></text:span></text:p>
      <text:p text:style-name="P4"><text:span text:style-name="Source_20_Text"><text:s text:c="4"/></text:span><text:span text:style-name="Source_20_Text"><text:span text:style-name="T2">| <text:s text:c="12"/>|</text:span></text:span></text:p>
      <text:p text:style-name="P4"><text:span text:style-name="Source_20_Text"><text:s text:c="4"/></text:span><text:span text:style-name="Source_20_Text"><text:span text:style-name="T2">| <text:s text:c="8"/>assignment</text:span></text:span></text:p>
      <text:p text:style-name="P4"><text:span text:style-name="Source_20_Text"><text:s text:c="4"/></text:span><text:span text:style-name="Source_20_Text"><text:span text:style-name="T2">| <text:s text:c="7"/>/ <text:s text:c="3"/>| <text:s text:c="4"/>\ <text:s text:c="3"/>\</text:span></text:span></text:p>
      <text:p text:style-name="P4"><text:span text:style-name="Source_20_Text"><text:s text:c="4"/></text:span><text:span text:style-name="Source_20_Text"><text:span text:style-name="T2">| <text:s text:c="6"/>/ <text:s text:c="4"/>| <text:s text:c="5"/>\ <text:s text:c="3"/>\</text:span></text:span></text:p>
      <text:p text:style-name="P4"><text:span text:style-name="Source_20_Text"><text:s/></text:span><text:span text:style-name="Source_20_Text"><text:span text:style-name="T2">type ID SEMI <text:s text:c="4"/>ID <text:s text:c="2"/>ASSIGN expression SEMI</text:span></text:span></text:p>
      <text:p text:style-name="P4"><text:span text:style-name="Source_20_Text"><text:s text:c="2"/></text:span><text:span text:style-name="Source_20_Text"><text:span text:style-name="T2">| <text:s text:c="2"/>| <text:s text:c="2"/>| <text:s text:c="6"/>| <text:s text:c="5"/>| <text:s text:c="7"/>| <text:s text:c="7"/>|</text:span></text:span></text:p>
      <text:p text:style-name="P4"><text:span text:style-name="Source_20_Text"><text:s/></text:span><text:span text:style-name="Source_20_Text"><text:span text:style-name="T2">int <text:s/>x <text:s text:c="2"/>; <text:s text:c="6"/>x <text:s text:c="4"/>:= <text:s text:c="5"/>value <text:s text:c="5"/>;</text:span></text:span></text:p>
      <text:p text:style-name="P4"><text:span text:style-name="Source_20_Text"><text:s text:c="34"/></text:span><text:span text:style-name="Source_20_Text"><text:span text:style-name="T2">|</text:span></text:span></text:p>
      <text:p text:style-name="P4"><text:span text:style-name="Source_20_Text"><text:s text:c="32"/></text:span><text:span text:style-name="Source_20_Text"><text:span text:style-name="T2">NUMBER</text:span></text:span></text:p>
      <text:p text:style-name="P4"><text:span text:style-name="Source_20_Text"><text:s text:c="34"/></text:span><text:span text:style-name="Source_20_Text"><text:span text:style-name="T2">|</text:span></text:span></text:p>
      <text:p text:style-name="P4"><text:span text:style-name="Source_20_Text"><text:s text:c="33"/></text:span><text:span text:style-name="Source_20_Text"><text:span text:style-name="T2">10</text:span></text:span></text:p>
      <text:p text:style-name="P12">Description:</text:p>
      <text:list text:style-name="L3">
        <text:list-item>
          <text:p text:style-name="P17"><text:span text:style-name="T2">The root is </text:span><text:span text:style-name="Source_20_Text"><text:span text:style-name="T2">program</text:span></text:span><text:span text:style-name="T2">, which splits into </text:span><text:span text:style-name="Source_20_Text"><text:span text:style-name="T2">BEGIN_MAIN</text:span></text:span><text:span text:style-name="T2">, </text:span><text:span text:style-name="Source_20_Text"><text:span text:style-name="T2">stmt_list</text:span></text:span><text:span text:style-name="T2">, and </text:span><text:span text:style-name="Source_20_Text"><text:span text:style-name="T2">END_MAIN</text:span></text:span><text:span text:style-name="T2">.</text:span></text:p>
        </text:list-item>
        <text:list-item>
          <text:p text:style-name="P17"><text:span text:style-name="T2">The </text:span><text:span text:style-name="Source_20_Text"><text:span text:style-name="T2">stmt_list</text:span></text:span><text:span text:style-name="T2"> handles the sequence of statements.</text:span></text:p>
        </text:list-item>
        <text:list-item>
          <text:p text:style-name="P17"><text:span text:style-name="T2">The first statement is a </text:span><text:span text:style-name="Source_20_Text"><text:span text:style-name="T2">declaration</text:span></text:span><text:span text:style-name="T2"> (</text:span><text:span text:style-name="Source_20_Text"><text:span text:style-name="T2">integer x;</text:span></text:span><text:span text:style-name="T2">).</text:span></text:p>
        </text:list-item>
        <text:list-item>
          <text:p text:style-name="P17"><text:span text:style-name="T2">The second statement is an </text:span><text:span text:style-name="Source_20_Text"><text:span text:style-name="T2">assignment</text:span></text:span><text:span text:style-name="T2"> (</text:span><text:span text:style-name="Source_20_Text"><text:span text:style-name="T2">x := 10;</text:span></text:span><text:span text:style-name="T2">), where </text:span><text:span text:style-name="Source_20_Text"><text:span text:style-name="T2">10</text:span></text:span><text:span text:style-name="T2"> is reduced from </text:span><text:span text:style-name="Source_20_Text"><text:span text:style-name="T2">NUMBER</text:span></text:span><text:span text:style-name="T2"> to </text:span><text:span text:style-name="Source_20_Text"><text:span text:style-name="T2">value</text:span></text:span><text:span text:style-name="T2"> to </text:span><text:span text:style-name="Source_20_Text"><text:span text:style-name="T2">expression</text:span></text:span><text:span text:style-name="T2">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20:49:58.609639553</meta:creation-date>
    <dc:date>2026-01-11T20:51:45.636649372</dc:date>
    <meta:editing-duration>PT1M48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4" meta:paragraph-count="119" meta:word-count="612" meta:character-count="4282" meta:non-whitespace-character-count="3265"/>
  </office:meta>
</office:document-meta>
</file>